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1xtt" svg:font-family="t1xtt"/>
    <style:font-face style:name="TimesNewRomanPSMT" svg:font-family="TimesNewRomanPSMT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font-name="t1xtt" fo:font-size="9pt" style:font-name-asian="t1xtt" style:font-size-asian="9pt" style:font-name-complex="t1xtt" style:font-size-complex="9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paragraph-properties style:text-autospace="none"/>
      <style:text-properties style:use-window-font-color="true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9" style:family="paragraph" style:parent-style-name="Standard">
      <style:paragraph-properties style:text-autospace="none"/>
      <style:text-properties fo:color="#0000af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af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11" style:family="paragraph" style:parent-style-name="Standard">
      <style:paragraph-properties style:text-autospace="none"/>
      <style:text-properties style:use-window-font-color="true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12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3" style:family="paragraph" style:parent-style-name="Standard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font-name="t1xtt" fo:font-size="9pt" style:font-name-asian="t1xtt" style:font-size-asian="9pt" style:font-name-complex="t1xtt" style:font-size-complex="9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af" style:font-name="Consolas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6" style:family="text">
      <style:text-properties style:use-window-font-color="true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gabe 1)</text:p>
      <text:p text:style-name="Standard">Funktion 1 : es handelt sich um eine Funktion, da (a,b) ein Tupel ist und somit nicht vertauscht werden kann.(z. B. C-a = b)</text:p>
      <text:p text:style-name="Standard">Funktion 2 : es handelt sich um keine Funktion, da es sich um eine gleichung zwischen den tupeln (a,b,c) und (d,e,f) handelt</text:p>
      <text:p text:style-name="Standard">Funktion 3 : es handelt sich um keine funktion, da es sich um eine menge von quadratischen funktionen handelt</text:p>
      <text:p text:style-name="Standard">Funktion 4 : es handelt sich um keine Funktion, da keinem Wert ein neuer Wert zugewiesen wird</text:p>
      <text:p text:style-name="Standard">Funktion 5 : es handelt sich um eine Funktion, da b element von S ist(welche eine funktion ist), und a in relation zu b steht.</text:p>
      <text:p text:style-name="Standard"/>
      <text:p text:style-name="Standard">2.)</text:p>
      <text:p text:style-name="Standard">1. Der Datentyp einer Variable zeigt an, welchen Wert die variable jetzt oder später im Verlauf des Programms erhalten kann.</text:p>
      <text:p text:style-name="Standard"><text:span text:style-name="T1">Folgende Arten von Datentypen existieren</text:span> : </text:p>
      <text:p text:style-name="P4"/>
      <text:p text:style-name="Standard"><text:span text:style-name="T1">Aufzählungstypen </text:span>: Sind Aufzählungen von Werten als ein Datentyp.</text:p>
      <text:p text:style-name="Standard">Beispiel sind hier Wochentage. Data Weekday = Mo | Tu | We | Th | Fr | Sa | Su</text:p>
      <text:p text:style-name="Standard"/>
      <text:p text:style-name="Standard"><text:span text:style-name="T1">Produkttypen</text:span> : In Haskell sind Produkttypen als "Tupeltypen" vordefiniert. Damit sich lassen sich beispielsweise Koordinaten darstellen oder auch ein Datum(als Tupel) darstellen.</text:p>
      <text:p text:style-name="Standard">Beispiel Koordinaten : </text:p>
      <text:p text:style-name="Standard">type Point = (Double, Double)</text:p>
      <text:p text:style-name="Standard">type Complex ( Double, Double)</text:p>
      <text:p text:style-name="Standard">Beispiel Datum :</text:p>
      <text:p text:style-name="Standard">type Date = (Tag, Monat, Jahr)</text:p>
      <text:p text:style-name="Standard"/>
      <text:p text:style-name="Standard"><text:span text:style-name="T1">Summentypen</text:span> : Summentypen setzen Wertemengen als disjunkte Vereinigung andere Wertemengen zusammen. Hierbei können mehrere Produkttypen zusammengesetzt werden. </text:p>
      <text:p text:style-name="Standard">Beispiel : </text:p>
      <text:p text:style-name="Standard">type Point ( Double, Double)</text:p>
      <text:p text:style-name="Standard">data Shape = Circ Point Double</text:p>
      <text:p text:style-name="Standard"><text:tab/> <text:s text:c="6"/>| Rectangle Point Point</text:p>
      <text:p text:style-name="Standard">Für jede Art von Figur gibt es dann auch einen eigenen Konstruktor</text:p>
      <text:p text:style-name="Standard">Circ :: Point -&gt; Double -&gt; Shape</text:p>
      <text:p text:style-name="Standard">Rectangle :: Point -&gt; Point -&gt; Shape</text:p>
      <text:p text:style-name="Standard"/>
      <text:p text:style-name="Standard">2.</text:p>
      <text:p text:style-name="Standard">a) </text:p>
      <text:p text:style-name="P1">data Bruch = Bruch {Zaehler :: Integer, Nenner :: Integer}, <text:span text:style-name="T1">Produkttyp</text:span></text:p>
      <text:p text:style-name="P1"/>
      <text:p text:style-name="P1">data Hausaufgabe = Bestanden | Nichtbestanden | Nachbearbeitet, <text:span text:style-name="T1">Aufzählungstyp</text:span></text:p>
      <text:p text:style-name="P1"/>
      <text:p text:style-name="P1">data Wochentag = Montag | Dienstag | Mittwoch | Donnerstag | Freitag | Samstag | Sonntag , <text:span text:style-name="T1">Aufzählungstyp</text:span> </text:p>
      <text:p text:style-name="P1"/>
      <text:p text:style-name="P1">data Monat = Januar | Februar | März | April | Mai | Juni | Juli | August | September | Oktober | November | Dezember, <text:span text:style-name="T1">Aufzählungstyp</text:span></text:p>
      <text:p text:style-name="P3"/>
      <text:p text:style-name="P2">data Datum = Datum{tag :: Wochentag, monat :: Monat, jahr :: Integer}, <text:span text:style-name="T1">Produkttyp</text:span></text:p>
      <text:p text:style-name="P3"/>
      <text:p text:style-name="P2">data Uhrzeit = Uhrzeit {stunden :: Integer, minuten :: Integer}, <text:span text:style-name="T1">Produkttyp</text:span></text:p>
      <text:p text:style-name="P2"><text:soft-page-break/>data Kasse = Kasse {kassenID :: Integer, nachname :: String}, <text:span text:style-name="T1">Produkttyp</text:span></text:p>
      <text:p text:style-name="P2"/>
      <text:p text:style-name="P2">data Preis = Preis {euro :: Integer, cent :: Integer} , <text:span text:style-name="T1">Produkttyp</text:span></text:p>
      <text:p text:style-name="P2"/>
      <text:p text:style-name="P2">data Mensaessen = Tagessuppe <text:s/>Sparessen | MensaVitalEssen | Bioessen | Vegetarisch | Aktion, <text:span text:style-name="T1">Aufzählungstyp</text:span></text:p>
      <text:p text:style-name="P3"/>
      <text:p text:style-name="P2">data Wahlessen = Wahlessen{mensaessen :: Mensaessen, preis :: Preis}, <text:span text:style-name="T1">Summentyp</text:span></text:p>
      <text:p text:style-name="P2"/>
      <text:p text:style-name="P5"><text:span text:style-name="T2">data Kassenbon = Kassenbon { kasse :: Kasse, datum :: Datum, uhrzeit :. Uhrzeit, essen :: Wahlessen} </text:span>, <text:span text:style-name="T1">Summentyp</text:span></text:p>
      <text:p text:style-name="P4"/>
      <text:p text:style-name="P5">Aufgabe 3)</text:p>
      <text:p text:style-name="P5">1.</text:p>
      <text:p text:style-name="P5">a : a ist T, da loesche T -&gt; Tliste hat und deswegen muss es T sein</text:p>
      <text:p text:style-name="P5">b : b ist String , da T nach dem T String und danach Integer kommt</text:p>
      <text:p text:style-name="P5">c : c ist demnach Integer, da es folgt auf den String b</text:p>
      <text:p text:style-name="P5">d : ist String, gleicher grund wie bei b</text:p>
      <text:p text:style-name="P5">e : ist Integer, gleicher grund wie bei c</text:p>
      <text:p text:style-name="Standard"><text:span text:style-name="T4">f : ist Tliste, da NichtLeer T und Tliste hat, <text:s/></text:span><text:span text:style-name="T3">(T d e) ist hier T und f ist Tliste</text:span></text:p>
      <text:p text:style-name="P6"/>
      <text:p text:style-name="P6">g: existiert nicht, da leer</text:p>
      <text:p text:style-name="P6">h : ist T, da nichtleer T</text:p>
      <text:p text:style-name="P6">i: ist String, da oben T String Integer definiert ist</text:p>
      <text:p text:style-name="P6">j : ist T, da nichtleer T</text:p>
      <text:p text:style-name="P6">k : k ist String, da oben T String Integer definiert ist</text:p>
      <text:p text:style-name="P6">l : ist Tliste</text:p>
      <text:p text:style-name="P6"/>
      <text:p text:style-name="P6">m : ist Integer, da Integer-&gt;Tliste -&gt;VielleichtT und m wird mit 0 verglichen</text:p>
      <text:p text:style-name="P6">n : n ist T, da nichtleer T Tliste</text:p>
      <text:p text:style-name="P6">o : ist Tliste, da nichtleer T Tliste</text:p>
      <text:p text:style-name="P6"/>
      <text:p text:style-name="P6">2.</text:p>
      <text:p text:style-name="P6"><text:span text:style-name="T5">*Main&gt;</text:span><text:span text:style-name="T6"> loesche (T "Ernie" 7) liste1</text:span></text:p>
      <text:p text:style-name="P8">NichtLeer (T "Bert" 9) (NichtLeer (T "Ernie" 7) Leer)</text:p>
      <text:p text:style-name="P12">wurde gelöscht, da String ernie entsprach</text:p>
      <text:p text:style-name="P12"/>
      <text:p text:style-name="P7"><text:span text:style-name="T5">*Main&gt;</text:span><text:span text:style-name="T6"> ersetze (T "Bibo" 9) liste2</text:span></text:p>
      <text:p text:style-name="P8">NichtLeer (T "Ernie" 8) (NichtLeer (T "Bibo" 9) Leer)</text:p>
      <text:p text:style-name="P10">das 2. wurde ersetzt, da der string "bibo" entsprach</text:p>
      <text:p text:style-name="P7"><text:span text:style-name="T5"/></text:p>
      <text:p text:style-name="P7"><text:span text:style-name="T5">*Main&gt;</text:span><text:span text:style-name="T6"> ersetze (T "Bibo" 9) liste3</text:span></text:p>
      <text:p text:style-name="P8">NichtLeer (T "Bibo" 9) (NichtLeer (T "Bibo" 9) Leer)</text:p>
      <text:p text:style-name="P10">beide wurden ersetzt, da bibo beiden strings entsprach</text:p>
      <text:p text:style-name="P9"/>
      <text:p text:style-name="P7"><text:span text:style-name="T5">*Main&gt;</text:span><text:span text:style-name="T6"> findeAnIdx 1 liste3</text:span></text:p>
      <text:p text:style-name="P8">Doch (T "Bibo" 7)</text:p>
      <text:p text:style-name="P8">da m ==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1xtt" svg:font-family="t1xtt"/>
    <style:font-face style:name="TimesNewRomanPSMT" svg:font-family="TimesNewRomanPSMT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46S</meta:editing-duration>
    <meta:editing-cycles>82</meta:editing-cycles>
    <meta:generator>OpenOffice/4.1.1$Win32 OpenOffice.org_project/411m6$Build-9775</meta:generator>
    <dc:date>2019-04-16T23:23:46.86</dc:date>
    <dc:creator>Knacker Rapse</dc:creator>
    <meta:document-statistic meta:table-count="0" meta:image-count="0" meta:object-count="0" meta:page-count="2" meta:paragraph-count="68" meta:word-count="669" meta:character-count="3757"/>
    <meta:user-defined meta:name="Info 1"/>
    <meta:user-defined meta:name="Info 2"/>
    <meta:user-defined meta:name="Info 3"/>
    <meta:user-defined meta:name="Info 4"/>
  </office:meta>
</office:document-meta>
</file>